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2b77d" officeooo:paragraph-rsid="0060eae6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8b57" officeooo:paragraph-rsid="00678b57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5d8ba" officeooo:paragraph-rsid="0065d8b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a49fd" officeooo:paragraph-rsid="006a49f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176b7" officeooo:paragraph-rsid="007176b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354c0" officeooo:paragraph-rsid="006354c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47244" officeooo:paragraph-rsid="00647244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a49fd" officeooo:paragraph-rsid="006a49fd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73d454" officeooo:paragraph-rsid="0073d454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2a620" officeooo:paragraph-rsid="0062a620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354c0" officeooo:paragraph-rsid="006354c0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78b57" officeooo:paragraph-rsid="00678b57" style:font-size-asian="11pt" style:font-name-complex="Arial" style:font-size-complex="11pt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5b81eb" officeooo:paragraph-rsid="005b81eb"/>
    </style:style>
    <style:style style:name="P22" style:family="paragraph" style:parent-style-name="Standard">
      <style:text-properties style:font-name="Caligra" officeooo:rsid="0068eaef" officeooo:paragraph-rsid="005eef22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officeooo:rsid="0061cc0f" officeooo:paragraph-rsid="00540c2c" style:font-size-asian="11pt" style:font-size-complex="11pt"/>
    </style:style>
    <style:style style:name="P26" style:family="paragraph" style:parent-style-name="Text_20_body">
      <style:text-properties style:font-name="Caligra" fo:font-weight="normal" officeooo:rsid="0032c8eb" officeooo:paragraph-rsid="005eef22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c1513" style:font-size-asian="11pt" style:font-size-complex="11pt"/>
    </style:style>
    <style:style style:name="P28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c1513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5fe045" officeooo:paragraph-rsid="006c1513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5ee967" style:font-weight-asian="bold" style:font-name-complex="Arial" style:font-weight-complex="bold"/>
    </style:style>
    <style:style style:name="T3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4" style:family="text">
      <style:text-properties fo:font-style="normal" officeooo:rsid="0032f1ff" style:font-style-asian="normal" style:font-style-complex="normal"/>
    </style:style>
    <style:style style:name="T5" style:family="text">
      <style:text-properties fo:font-style="normal" officeooo:rsid="0065d8ba" style:font-style-asian="normal" style:font-style-complex="normal"/>
    </style:style>
    <style:style style:name="T6" style:family="text">
      <style:text-properties fo:font-style="normal" officeooo:rsid="0067a0a6" style:font-style-asian="normal" style:font-style-complex="normal"/>
    </style:style>
    <style:style style:name="T7" style:family="text">
      <style:text-properties officeooo:rsid="002fecf8"/>
    </style:style>
    <style:style style:name="T8" style:family="text">
      <style:text-properties fo:font-style="italic" officeooo:rsid="002fecf8" style:font-style-asian="italic" style:font-style-complex="italic"/>
    </style:style>
    <style:style style:name="T9" style:family="text">
      <style:text-properties fo:font-style="italic" officeooo:rsid="005fe045" style:font-style-asian="italic" style:font-style-complex="italic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c404b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5ee967" style:font-size-asian="11pt" style:font-weight-asian="bold" style:font-name-complex="Arial" style:font-size-complex="11pt"/>
    </style:style>
    <style:style style:name="T16" style:family="text">
      <style:text-properties officeooo:rsid="005d01c8"/>
    </style:style>
    <style:style style:name="T17" style:family="text">
      <style:text-properties officeooo:rsid="007176b7"/>
    </style:style>
    <style:style style:name="T18" style:family="text">
      <style:text-properties officeooo:rsid="0064d7be"/>
    </style:style>
    <style:style style:name="T19" style:family="text">
      <style:text-properties officeooo:rsid="006a3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7">La dernière fois :</text:span><text:span text:style-name="T8">’’’</text:span><text:span text:style-name="T9">Nous avons:- fait une évaluation des chapitres deux et trois</text:span></text:p>
      <text:p text:style-name="P29">- continué l'activité 3</text:p>
      <text:p text:style-name="P27"><text:span text:style-name="T9">- fais l'exposition sur le son</text:span><text:span text:style-name="T8"> ’’’</text:span></text:p>
      <text:p text:style-name="P25"><text:span text:style-name="T2">29 janvier</text:span><text:span text:style-name="T1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3">Séance </text:span><text:span text:style-name="T15">18</text:span><text:span text:style-name="T13">: </text:span><text:span text:style-name="T14">Fiche de préparation</text:span><text:span text:style-name="T11"> <text:s/></text:span></text:p>
            <text:p text:style-name="P24"><text:span text:style-name="T11">c</text:span><text:span text:style-name="T10">lasse : <text:s/></text:span><text:span text:style-name="T12">4e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Rendre éval</text:p>
          </table:table-cell>
          <table:table-cell table:style-name="Tableau1.B4" office:value-type="string">
            <text:p text:style-name="P19">éval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6">Reprendre l'activité 3,</text:p>
          </table:table-cell>
          <table:table-cell table:style-name="Tableau1.B4" office:value-type="string">
            <text:p text:style-name="P17">Autoeval, <text:span text:style-name="T19">pap</text:span>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1">Correction DM, cours</text:p>
          </table:table-cell>
          <table:table-cell table:style-name="Tableau1.B4" office:value-type="string">
            <text:p text:style-name="P18">Trace écrite,<text:span text:style-name="T18">pap</text:span>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8">Chapitre 4, Modéliser les transformations chimiques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9">act1</text:p>
          </table:table-cell>
          <table:table-cell table:style-name="Tableau1.B4" office:value-type="string">
            <text:p text:style-name="P15">Modèle moléculaires, vidéo, <text:span text:style-name="T17">pap</text:span>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9">
          <table:table-cell table:style-name="Tableau1.A4" office:value-type="string">
            <text:p text:style-name="P10">act2</text:p>
          </table:table-cell>
          <table:table-cell table:style-name="Tableau1.B4" office:value-type="string">
            <text:p text:style-name="P16">matériel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10">
          <table:table-cell table:style-name="Tableau1.A10" office:value-type="string">
            <text:p text:style-name="P5">Agenda <text:span text:style-name="T16">+ matériel + tables</text:span></text:p>
          </table:table-cell>
          <table:table-cell table:style-name="Tableau1.B10" office:value-type="string">
            <text:p text:style-name="P22">Exercices chap3</text:p>
          </table:table-cell>
          <table:table-cell table:style-name="Tableau1.A10" office:value-type="string">
            <text:p text:style-name="P21">5min</text:p>
          </table:table-cell>
        </table:table-row>
      </table:table>
      <text:p text:style-name="P20"/>
      <text:p text:style-name="P26"><text:span text:style-name="T3">Pour la prochaine fois </text:span><text:span text:style-name="T4">: </text:span><text:span text:style-name="T5">bien réviser;) , </text:span><text:span text:style-name="T6">Q1 Ex1,Q1 Ex2,Q1 Ex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56S</meta:editing-duration>
    <meta:editing-cycles>13</meta:editing-cycles>
    <meta:generator>LibreOffice/7.0.4.2$Linux_X86_64 LibreOffice_project/00$Build-2</meta:generator>
    <meta:creation-date>2021-01-29T02:39:05.435815290</meta:creation-date>
    <meta:initial-creator>J Cercy</meta:initial-creator>
    <dc:date>2021-01-29T03:11:14.503081502</dc:date>
    <dc:creator>J Cercy</dc:creator>
    <meta:document-statistic meta:table-count="1" meta:image-count="0" meta:object-count="0" meta:page-count="1" meta:paragraph-count="25" meta:word-count="84" meta:character-count="517" meta:non-whitespace-character-count="454"/>
    <meta:template xlink:type="simple" xlink:actuate="onRequest" xlink:title="fiche_de_prep_type" xlink:href="../../../../../../../../../mes_ressources/document%20type/fiche_de_prep_type.ott" meta:date="2021-01-29T02:39:04.129061183"/>
  </office:meta>
</office:document-meta>
</file>